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4b7e" officeooo:paragraph-rsid="000a4b7e"/>
    </style:style>
    <style:style style:name="P2" style:family="paragraph" style:parent-style-name="Standard" style:list-style-name="L1">
      <style:text-properties officeooo:rsid="000b2331" officeooo:paragraph-rsid="000b2331"/>
    </style:style>
    <style:style style:name="P3" style:family="paragraph" style:parent-style-name="Standard">
      <style:text-properties officeooo:rsid="000b2331" officeooo:paragraph-rsid="000b2331"/>
    </style:style>
    <style:style style:name="P4" style:family="paragraph" style:parent-style-name="Standard">
      <style:text-properties officeooo:rsid="000b2331" officeooo:paragraph-rsid="000b399b"/>
    </style:style>
    <style:style style:name="P5" style:family="paragraph" style:parent-style-name="Standard">
      <style:text-properties officeooo:rsid="000d35d0" officeooo:paragraph-rsid="000d35d0"/>
    </style:style>
    <style:style style:name="P6" style:family="paragraph" style:parent-style-name="Title" style:master-page-name="Standard">
      <style:paragraph-properties style:page-number="1"/>
    </style:style>
    <style:style style:name="T1" style:family="text">
      <style:text-properties officeooo:rsid="000a4b7e"/>
    </style:style>
    <style:style style:name="T2" style:family="text">
      <style:text-properties officeooo:rsid="000b2331"/>
    </style:style>
    <style:style style:name="T3" style:family="text">
      <style:text-properties officeooo:rsid="000b399b"/>
    </style:style>
    <style:style style:name="T4" style:family="text">
      <style:text-properties officeooo:rsid="000ddf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j34ehpo25jmu"/>SAKI SS19 Homework <text:span text:style-name="T1">1</text:span></text:p>
      <text:p text:style-name="Standard">Author: <text:span text:style-name="T1">Daniel Seitz</text:span></text:p>
      <text:p text:style-name="Standard">Program code: https://github.com/Anto4ka/transaction-classifier</text:p>
      <text:p text:style-name="Heading_20_1"><text:bookmark text:name="_oqd53p8rdsuy"/>Summary</text:p>
      <text:p text:style-name="P1">For a given set of financial transactions, the <text:span text:style-name="T2">challenge is to classify each one into one of the following categories:</text:span></text:p>
      <text:list xml:id="list135199987" text:style-name="L1">
        <text:list-item>
          <text:p text:style-name="P2">Income</text:p>
        </text:list-item>
        <text:list-item>
          <text:p text:style-name="P2">Private (cash, deposit, donation, presents)</text:p>
        </text:list-item>
        <text:list-item>
          <text:p text:style-name="P2">Living (rent, additional flat expenses, ...)</text:p>
        </text:list-item>
        <text:list-item>
          <text:p text:style-name="P2">Standard of living (food, health, children, ...)</text:p>
        </text:list-item>
        <text:list-item>
          <text:p text:style-name="P2">Finance (credit, bank costs, insurances, savings)</text:p>
        </text:list-item>
        <text:list-item>
          <text:p text:style-name="P2">Leisure (hobby, sport, vacation, shopping, ...)</text:p>
        </text:list-item>
      </text:list>
      <text:p text:style-name="P3">The chosen approach is a Multinomial Naive Bayes classifier, which was trained on a dataset containing 209 entries.</text:p>
      <text:p text:style-name="P4">Every raw data entry contains the nine attributes “Auftragskonto”, “Buchungstag”, “Valutadatum”, “Buchungstext”, “Verwendungszweck”, “Beguenstigter/Zahlungspflichtiger”, “Kontonummer”, “BLZ”, “Betrag” and “Waehrung”. For lack of relevant information every attribute was dropped, besides “Buchungst<text:span text:style-name="T3">ext</text:span>”, “Verwendungszweck” and “Betr<text:span text:style-name="T3">ag”.</text:span></text:p>
      <text:p text:style-name="P4"><text:span text:style-name="T3">The “Buchungstext” attribute is being transformed by a ppeline, consisting of an Imputation transformer (filling missing values), and an Encoder, maping the different values to numerical categories.</text:span></text:p>
      <text:p text:style-name="P5">The “Verwendungszweck” attribute is being transformed by a pipeline, consisting of a “Bag-of-words”-transformation, which converts the attribute into numerical features, followed by a term-frequency normalization.</text:p>
      <text:p text:style-name="P5">Lastly, the “Betrag” attribute is being cleaned up and normalized, followed by a transformation pipeline. It consists of an Imputation transformer and a “<text:span text:style-name="T4">3</text:span>-Bins-Discretizer”, which maps the value to one of three uniformely sized <text:span text:style-name="T4">value-range.</text:span></text:p>
      <text:p text:style-name="P5"/>
      <text:p text:style-name="Heading_20_1"><text:bookmark text:name="_p05hg4rwvlz3"/>Evaluation</text:p>
      <text:p text:style-name="Standard">An evaluation of your results; includes an metric you chose, its definition and use.</text:p>
      <text:p text:style-name="Heading_20_1"><text:bookmark text:name="_84qm2bz77gh"/>Screenshot</text:p>
      <text:p text:style-name="Standard">A screenshot of your Jupyter notebook after final run showing chosen evaluation metric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none" style:letter-kerning="false" style:font-name-asian="Noto Sans CJK SC Regular" style:font-size-asian="11pt" style:language-asian="zh" style:country-asian="CN" style:font-name-complex="Lohit Devanagari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none" style:letter-kerning="false" style:font-name-asian="Noto Sans CJK SC Regular" style:font-size-asian="11pt" style:language-asian="zh" style:country-asian="CN" style:font-name-complex="Lohit Devanagari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loext:contextual-spacing="false"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00%"/>
      <style:text-properties style:font-name="Arial" fo:font-family="Arial" style:font-family-generic="roman" style:font-pitch="variable" fo:font-size="18pt" fo:font-weight="bold" style:font-name-asian="Arial1" style:font-family-asian="Arial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in" loext:contextual-spacing="false" fo:line-height="100%"/>
      <style:text-properties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in" loext:contextual-spacing="false" fo:line-height="100%"/>
      <style:text-properties fo:color="#666666"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/>
      <style:text-properties fo:color="#666666" style:font-name="Arial" fo:font-family="Arial" style:font-family-generic="roman" style:font-pitch="variable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uto" fo:orphans="0" fo:widows="0" fo:keep-with-next="auto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uto" fo:orphans="0" fo:widows="0" fo:keep-with-next="auto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text-properties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5in" loext:contextual-spacing="false" fo:line-height="100%"/>
      <style:text-properties fo:color="#666666"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ackground-color="#ffffff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5T21:34:59.414715851</dc:date>
    <meta:editing-duration>PT8M46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235" meta:character-count="1764" meta:non-whitespace-character-count="1555"/>
  </office:meta>
</office:document-meta>
</file>